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ClassEmitter.emitIndexBySignature( List 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stClassEmitter.emitIndexByClassArray( List metho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etIndexCallback.proces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ClassEmitter.invokeSwitchHelper( final CodeEmitter e , List members , final int arg , final Type ba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GetIndexCallback.processCase( Object key , Label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ClassEmitter.getIntRange(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ClassEmitter.processCase( Object key , Label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ClassEmitter.FastClassEmitter( ClassVisitor v , String className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GetIndexCallback.GetIndexCallback( CodeEmitter e , List metho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ClassEmitter.processCase( int key , Label 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stClassEmitter.proces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ClassEmitter.signatureSwitchHelper( final CodeEmitter e , final List sign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